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150%" fo:text-align="start" style:justify-single-word="false" style:writing-mode="lr-tb"/>
      <style:text-properties style:text-underline-style="none" fo:font-weight="normal" style:font-weight-asian="normal" style:font-weight-complex="normal"/>
    </style:style>
    <style:style style:name="P2" style:family="paragraph" style:parent-style-name="Standard">
      <style:paragraph-properties fo:line-height="150%" fo:text-align="start" style:justify-single-word="false" style:writing-mode="lr-tb"/>
    </style:style>
    <style:style style:name="T1"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Two broken mirror shards</text:span></text:p>
      <text:p text:style-name="P1"><text:tab/>Odin gazed upon Midgard from his high throne at Valhala to check on two of his Valkyries.</text:p>
      <text:p text:style-name="P1">One was blond, another brunette. They were unappreciative of their good looks. They were beautiful but did not see themselves that way. They felt misplaced because of tragedies in their youth when children laughed at their glasses.</text:p>
      <text:p text:style-name="P1"><text:tab/>Perhaps that mocking gesture by juvenile stupidity managed to imprint itself unto them, to this very day. Still they underestimate themselves. It could be true they have only 22 years of legal shelf life before the new and improved model arrives, leaving them to bite the dust. It's also true that their beauty is what constitutes their wisdom &amp; charisma. However, in their current manner their just piling up corpses to be secretly preserved, without reservation to the process of the preservation itself.</text:p>
      <text:p text:style-name="P1"><text:tab/>So much unfulfilled potential these Valkyries has, if only they could see it, if only they would have materialized it...</text:p>
      <text:p text:style-name="P1">but maybe it's better this way, Ragnarock is held at bay as long as these creatures remain dormant and unaware to the power they could wield if they only understood how powerful they truly are...</text:p>
      <text:p text:style-name="P1"><text:tab/>Odin is pleased with himself that the status quo is maintained for yet another day in the Ygg'drasil of his, while on other hand Loki plans to make his move on the mortal realm once the other deities will overlook during nightfall on Midgard...</text:p>
      <text:p text:style-name="P1"/>
      <text:p text:style-name="P1"/>
      <text:p text:style-name="P1"/>
      <text:p text:style-name="P1"/>
      <text:p text:style-name="P1"/>
      <text:p text:style-name="P1">Odin – Head of the gods in Norse mythology.</text:p>
      <text:p text:style-name="P1">Midgard – Middle Earth (also the source of Tolkien's LOTR ME / Final Fantasy VII city of Midgar).</text:p>
      <text:p text:style-name="P1">Valhala – Heaven in Norse mythology.</text:p>
      <text:p text:style-name="P1">Valkyries – Female warrior avatars in Norse mythology.</text:p>
      <text:p text:style-name="P1">Ragnarock - in Norse mythology the end of all days where the gods will embark on endless fighting for the rule on heaven and hell.</text:p>
      <text:p text:style-name="P1">Ygg'drasil – the tree of life in Norse mythology, but also the tree of planes of existence (Valhala, Midgard, Hell).</text:p>
      <text:p text:style-name="P1">Loki – A dark deity in Norse mythology, usually disguises himself as a wolf when entering the mortal real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oZooL Obliterator</meta:initial-creator>
    <meta:creation-date>2009-02-25T02:24:08.78</meta:creation-date>
    <meta:document-statistic meta:table-count="0" meta:image-count="0" meta:object-count="0" meta:page-count="1" meta:paragraph-count="14" meta:word-count="345" meta:character-count="1997"/>
    <dc:date>2009-02-25T02:57:39.96</dc:date>
    <dc:creator>OoZooL Obliterator</dc:creator>
    <meta:editing-duration>PT00H00M39S</meta:editing-duration>
    <meta:editing-cycles>1</meta:editing-cycles>
    <meta:generator>OpenOffice.org/3.0$Win32 OpenOffice.org_project/300m15$Build-9379</meta:generator>
    <meta:user-defined meta:name="Info 1"/>
    <meta:user-defined meta:name="Info 2"/>
    <meta:user-defined meta:name="Info 3"/>
    <meta:user-defined meta:name="Info 4"/>
  </office:meta>
</office:document-meta>
</file>